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">
      <style:text-properties officeooo:paragraph-rsid="000c05ad"/>
    </style:style>
    <style:style style:name="P2" style:family="paragraph" style:parent-style-name="Preformatted_20_Text">
      <style:text-properties officeooo:paragraph-rsid="000c05ad"/>
    </style:style>
    <style:style style:name="P3" style:family="paragraph" style:parent-style-name="Quotations">
      <style:text-properties officeooo:paragraph-rsid="000c05ad"/>
    </style:style>
    <style:style style:name="P4" style:family="paragraph" style:parent-style-name="Title">
      <style:text-properties officeooo:paragraph-rsid="000c05ad"/>
    </style:style>
    <style:style style:name="P5" style:family="paragraph" style:parent-style-name="Subtitle">
      <style:text-properties officeooo:paragraph-rsid="000c05ad"/>
    </style:style>
    <style:style style:name="P6" style:family="paragraph" style:parent-style-name="Text_20_body">
      <style:text-properties officeooo:paragraph-rsid="000c1d0e"/>
    </style:style>
    <style:style style:name="P7" style:family="paragraph" style:parent-style-name="Standard">
      <style:text-properties officeooo:rsid="000b2987" officeooo:paragraph-rsid="000c1d0e"/>
    </style:style>
    <style:style style:name="P8" style:family="paragraph" style:parent-style-name="Heading_20_1">
      <style:text-properties officeooo:paragraph-rsid="000c05ad"/>
    </style:style>
    <style:style style:name="P9" style:family="paragraph" style:parent-style-name="Heading_20_2">
      <style:text-properties officeooo:paragraph-rsid="000c05ad"/>
    </style:style>
    <style:style style:name="P10" style:family="paragraph" style:parent-style-name="Heading_20_3">
      <style:text-properties officeooo:paragraph-rsid="000c05ad"/>
    </style:style>
    <style:style style:name="P11" style:family="paragraph" style:parent-style-name="Heading_20_4">
      <style:text-properties officeooo:paragraph-rsid="000c05ad"/>
    </style:style>
    <style:style style:name="T1" style:family="text">
      <style:text-properties officeooo:rsid="000b2987"/>
    </style:style>
    <style:style style:name="T2" style:family="text">
      <style:text-properties officeooo:rsid="000c05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itle<text:span text:style-name="T1">: </text:span><text:span text:style-name="T2">A -- B</text:span></text:p>
      <text:p text:style-name="P5">Subtitle<text:span text:style-name="T1">: </text:span><text:span text:style-name="T2">A -- B</text:span></text:p>
      <text:p text:style-name="P7">Default Paragraph Style: <text:span text:style-name="T2">A -- B</text:span></text:p>
      <text:p text:style-name="P6">Text Body<text:span text:style-name="T1">: </text:span><text:span text:style-name="T2">A -- B</text:span></text:p>
      <text:h text:style-name="P8" text:outline-level="1">Heading 1<text:span text:style-name="T1">: </text:span><text:span text:style-name="T2">A -- B</text:span></text:h>
      <text:h text:style-name="P9" text:outline-level="2">Heading 2<text:span text:style-name="T1">: </text:span><text:span text:style-name="T2">A -- B</text:span></text:h>
      <text:h text:style-name="P10" text:outline-level="3">Heading 3<text:span text:style-name="T1">: </text:span><text:span text:style-name="T2">A -- B</text:span></text:h>
      <text:h text:style-name="P11" text:outline-level="4">Heading 4<text:span text:style-name="T1">: </text:span><text:span text:style-name="T2">A -- B</text:span></text:h>
      <text:p text:style-name="P3">Quotations<text:span text:style-name="T1">: </text:span><text:span text:style-name="T2">A -- B</text:span></text:p>
      <text:p text:style-name="P2">Preformatted Text<text:span text:style-name="T1">: </text:span><text:span text:style-name="T2">A -- B</text:span></text:p>
      <text:p text:style-name="P1">Heading<text:span text:style-name="T1">: </text:span><text:span text:style-name="T2">A -- B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8T22:27:40.977983002</meta:creation-date>
    <dc:date>2023-05-03T12:48:57.680375966</dc:date>
    <meta:editing-duration>PT5M29S</meta:editing-duration>
    <meta:editing-cycles>4</meta:editing-cycles>
    <meta:generator>LibreOffice/7.3.7.2$Linux_X86_64 LibreOffice_project/30$Build-2</meta:generator>
    <dc:creator>Baole Fang</dc:creator>
    <meta:document-statistic meta:table-count="0" meta:image-count="0" meta:object-count="0" meta:page-count="1" meta:paragraph-count="11" meta:word-count="52" meta:character-count="203" meta:non-whitespace-character-count="162"/>
  </office:meta>
</office:document-meta>
</file>